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56af" officeooo:paragraph-rsid="000456af"/>
    </style:style>
    <style:style style:name="P2" style:family="paragraph" style:parent-style-name="Standard">
      <style:text-properties fo:font-size="20pt" officeooo:rsid="000456af" officeooo:paragraph-rsid="000456af" style:font-size-asian="20pt" style:font-size-complex="20pt"/>
    </style:style>
    <style:style style:name="P3" style:family="paragraph" style:parent-style-name="Standard">
      <style:text-properties fo:font-size="20pt" fo:font-style="italic" style:text-underline-style="none" fo:font-weight="bold" officeooo:rsid="000456af" officeooo:paragraph-rsid="000456af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20pt" fo:font-style="italic" style:text-underline-style="none" fo:font-weight="bold" officeooo:rsid="000456af" officeooo:paragraph-rsid="000456af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Heading_20_2">
      <style:text-properties fo:font-size="24pt" style:font-size-asian="24pt" style:font-size-complex="24pt"/>
    </style:style>
    <style:style style:name="P6" style:family="paragraph" style:parent-style-name="Heading_20_3">
      <style:text-properties fo:font-size="20pt" style:font-size-asian="20pt" style:font-size-complex="20pt"/>
    </style:style>
    <style:style style:name="P7" style:family="paragraph" style:parent-style-name="Heading_20_3">
      <style:paragraph-properties fo:padding="0.074cm" fo:border-left="none" fo:border-right="none" fo:border-top="none" fo:border-bottom="0.99pt solid #000000" style:join-border="false"/>
      <style:text-properties fo:font-size="20pt" officeooo:paragraph-rsid="00064a66" style:font-size-asian="20pt" style:font-size-complex="20pt"/>
    </style:style>
    <style:style style:name="P8" style:family="paragraph" style:parent-style-name="Heading_20_1">
      <style:text-properties fo:font-size="32pt" style:text-underline-style="solid" style:text-underline-width="auto" style:text-underline-color="font-color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ROJET TUTORÉ SEMESTRE 1</text:h>
      <text:h text:style-name="P5" text:outline-level="2"><text:span text:style-name="T1">Site sur les métiers de l’informatique</text:span></text:h>
      <text:h text:style-name="P7" text:outline-level="3"/>
      <text:h text:style-name="Heading_20_3" text:outline-level="3"><text:span text:style-name="T2">Groupe : B2</text:span></text:h>
      <text:h text:style-name="P6" text:outline-level="3">Étudiants :</text:h>
      <text:p text:style-name="P2"><text:tab/>• BÉQUIN Tom</text:p>
      <text:p text:style-name="P2"><text:tab/>• CHACON Esteban</text:p>
      <text:p text:style-name="P2"><text:tab/>• OLIVIA Tania</text:p>
      <text:p text:style-name="P2"><text:tab/>• VERGER Sandy</text:p>
      <text:p text:style-name="P4"/>
      <text:p text:style-name="P3"/>
      <text:p text:style-name="P3">Lien du site où consulter l’ensemble des pages du site :</text:p>
      <text:p text:style-name="P2"/>
      <text:p text:style-name="P1"><text:a xlink:type="simple" xlink:href="https://les-metiers-de-linformatique.rothordd.repl.co/index.php" text:style-name="Internet_20_link" text:visited-style-name="Visited_20_Internet_20_Link"><text:span text:style-name="T2">https://les-metiers-de-linformatique.rothordd.repl.co/index.php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7:41:42.408000000</meta:creation-date>
    <dc:date>2020-01-17T18:03:11.418000000</dc:date>
    <meta:editing-duration>PT14S</meta:editing-duration>
    <meta:editing-cycles>1</meta:editing-cycles>
    <meta:document-statistic meta:table-count="0" meta:image-count="0" meta:object-count="0" meta:page-count="1" meta:paragraph-count="10" meta:word-count="39" meta:character-count="263" meta:non-whitespace-character-count="230"/>
    <meta:generator>LibreOffice/5.1.5.2$Windows_x86 LibreOffice_project/7a864d8825610a8c07cfc3bc01dd4fce6a9447e5</meta:generator>
  </office:meta>
</office:document-meta>
</file>